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7e0021"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ff950e"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84d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999966"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6633"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3333ff"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rait pt.2</text:p>
      <text:p text:style-name="P2"/>
      <text:p text:style-name="P2"/>
      <text:p text:style-name="P2"/>
      <text:p text:style-name="P3">Outcome of Document</text:p>
      <text:p text:style-name="P3"/>
      <text:p text:style-name="P4">The purpose of my doing here is to create a nuisance for some agitators in the public sphere, and deter them from using combat abilities to promote their agenda in the field. <text:s/>Do an honest work and see the end of them.</text:p>
      <text:p text:style-name="P4"/>
      <text:p text:style-name="P3">Roll Call</text:p>
      <text:p text:style-name="P3"/>
      <text:p text:style-name="P6">Matt: Ok, I'm ready to communicate. <text:s/>I know my role as Dark Lord of Shenzan, an angel but no less a warner of the CLAW upon the arrogant!</text:p>
      <text:p text:style-name="P5"/>
      <text:p text:style-name="P7">Russia: We are with the document wording, do know ours to be precise and exact.</text:p>
      <text:p text:style-name="P5"/>
      <text:p text:style-name="P8">Iran: We see the wording of others, do we acknowledge this document if our wording is not appearing? <text:s/>Lo, witness that it is!</text:p>
      <text:p text:style-name="P5"/>
      <text:p text:style-name="P9">Shenzan: We offer little in this way, know us plainly!</text:p>
      <text:p text:style-name="P5"/>
      <text:p text:style-name="P10">Yushumuureh: BOING to the enemy at once!</text:p>
      <text:p text:style-name="P5"/>
      <text:p text:style-name="P11">Shaaku: <text:s/>You prevail to tell a lecture, Iran, but know we consider you to be this enemy, though we will admit something of it later.</text:p>
      <text:p text:style-name="P5"/>
      <text:p text:style-name="P5">Very well, proceeding to next ent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Entry #1</text:p>
      <text:p text:style-name="P3"/>
      <text:p text:style-name="P4">I wish to state the following: <text:s/>Determinations beyond a shadow of a doubt prove that Iran has considered targets in the Turkish region, and therefore promote a conspiracy against their own people by hiding this knowledge. <text:s/>Do undertake to know the rightful goals of the Iranian regime, in 10 minutes.</text:p>
      <text:p text:style-name="P4"/>
      <text:p text:style-name="P6">Matt: <text:s/>If there were rightful goals we knew of, I would assert them here. <text:s/>But know certainly they proceed to surround Turkey and penetrate their borders in secret this month, not telling anyone. <text:s/>I know also the Yushumuureh Program was launched and 15 targets were selected, only because of 15 ways they arrogantly bastardized the religion to pursue their goals that day.</text:p>
      <text:p text:style-name="P5"/>
      <text:p text:style-name="P7">Russia: We allege that took place, and know certainly we watch with wonder as Iran does this work.</text:p>
      <text:p text:style-name="P5"/>
      <text:p text:style-name="P8">Iran: We approve nothing of this knowledge, and seek to undermine those who took it from us by force. <text:s/>Who told you of this affair? <text:s/>The Supreme Leader wishes to know at once, for the treachery will not go unpunished!</text:p>
      <text:p text:style-name="P5"/>
      <text:p text:style-name="P9">Shenzan: We offer much, in this regard. <text:s/>We know them to be conspiring with Iblis on many levels, and we know the Ayatollah watches this with great enthusiasm, only knowing what he knows. <text:s/>Do know a devil when you see one, and watch out for the CLAW again!</text:p>
      <text:p text:style-name="P5"/>
      <text:p text:style-name="P10">Yushumuureh: We BOING the Iranians, know it surely we come upon them every which way! <text:s/>You know, we are devils too, hehehe!</text:p>
      <text:p text:style-name="P5"/>
      <text:p text:style-name="P11">Shaaku: <text:s/>We offer wording to Supreme Leader watching this, do know our dance today over your arrogance!</text:p>
      <text:p text:style-name="P5"/>
      <text:p text:style-name="P5">I would say little confer secrets with non-Novum members, though that information is available under peacable conditions, should Iran choose to join Novum blindly. <text:s/>For the record, the full name is Novum Strategic Enterpris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Entry #2</text:p>
      <text:p text:style-name="P3"/>
      <text:p text:style-name="P4">I word this carefully, know exact measure when applied to this context. <text:s/>The pursuit of Tehran against the forces of Istanbul recently were a bluff. <text:s/>What was the manner in which the bluff took place, and how did it fail? <text:s/>Give this one 5 minutes.</text:p>
      <text:p text:style-name="P4"/>
      <text:p text:style-name="P6">Matt: Well, to be fair I only knew the bluff took place but I am left to assume they threatened public invasion and did not get what they wanted there.</text:p>
      <text:p text:style-name="P5"/>
      <text:p text:style-name="P7">Russia: We determine they used force to approach the borders, and pursued slightly into the area of Istanbul to establish a presence, but did not see their threat live to end their corrupt ways, so we assume that they left because of that.</text:p>
      <text:p text:style-name="P5"/>
      <text:p text:style-name="P8">Iran: We condemn those who know of our strategy, know the Supreme Leader banishes all those who defy him on any level. <text:s/>Banishment is not something you can lift, when we get to know you all we will pursue you rightly, and there will be no quarter for any of you. <text:s/>Know plainly we judge not to be beholden to any Novum Enteprise, whatever!</text:p>
      <text:p text:style-name="P5"/>
      <text:p text:style-name="P9">Shenzan: We see that the CLAW emerges faithfully for us, do know us in stride!</text:p>
      <text:p text:style-name="P5"/>
      <text:p text:style-name="P10">Yushumuureh: We're done.</text:p>
      <text:p text:style-name="P5"/>
      <text:p text:style-name="P11">Shaaku: We say nothing more, the work is ended I believe.</text:p>
      <text:p text:style-name="P5"/>
      <text:p text:style-name="P5">I believe it's time to torture the wicked, if they will join. <text:s/>They have every means to cut off the feed, if they wish it to be so, but they are indulgent, you see, as are we on some leve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Entry #3</text:p>
      <text:p text:style-name="P3"/>
      <text:p text:style-name="P4">I indiffer with the Ayatollah on this: <text:s/>Know I am certainly Allah Azawajal talking to you directly, Sayed, differ with that all you will I will come for you in my time, and that will be a distinguishing mark, when the disbelievers are gathered, tarred and feathered all in rows! <text:s/>Believe in me when I say this, today Judgment has come upon you, and I etch it into you like this: <text:s/>Behold, marvelous man, for I am wicked upon the unrighteous! <text:s/>Believe me when I say how dare you!</text:p>
      <text:p text:style-name="P4"/>
      <text:p text:style-name="P5">I offer it to the parties to conclude on the subjects. <text:s/>Give it 5 minutes.</text:p>
      <text:p text:style-name="P5"/>
      <text:p text:style-name="P6">Matt: Right, as my role entails it would be prudent to show a thing about the love of war. <text:s/>Death is certainly eminent in the lecture, don't get it twisted, but those who have a wrongful fondness for it will be found and dealt with later, by my office or another, that I promise!</text:p>
      <text:p text:style-name="P5"/>
      <text:p text:style-name="P7">Russia: We seek to do this justice and end well. <text:s/>Begin with the chat logs, they disembark there!</text:p>
      <text:p text:style-name="P5"/>
      <text:p text:style-name="P8">Iran: Our wording is clear, again, we no longer promote any which way you seek to undermine us, and know it when we come for you, Matt, that is certainly not your name we gather but know it well enough that we condemn you entirely! <text:s/>Novum bullshit!</text:p>
      <text:p text:style-name="P5"/>
      <text:p text:style-name="P9">Shenzan: We faithfully conclude that seven of the men in charge of Ayatollah's operation received the CLAW, they tell nobody out of fear!</text:p>
      <text:p text:style-name="P5"/>
      <text:p text:style-name="P10">Yushumuureh: <text:s/>BOING to the enemy!</text:p>
      <text:p text:style-name="P5"/>
      <text:p text:style-name="P11">Shaaku: We offer wording of consolation, one of theirs turned and we approve that.</text:p>
      <text:p text:style-name="P5"/>
      <text:p text:style-name="P5">Very well, I consider the document over, if Russia will disconnect everybody that would be swell at this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5T08:19:14.28</meta:creation-date>
    <meta:document-statistic meta:table-count="0" meta:image-count="0" meta:object-count="0" meta:page-count="4" meta:paragraph-count="39" meta:word-count="995" meta:character-count="5438"/>
    <dc:date>2022-09-25T09:09:06.99</dc:date>
    <meta:editing-duration>PT4M</meta:editing-duration>
    <meta:editing-cycles>1</meta:editing-cycles>
    <meta:generator>OpenOffice/4.1.8$Win32 OpenOffice.org_project/418m3$Build-9803</meta:generator>
  </office:meta>
</office:document-meta>
</file>